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74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008000" style:text-align-source="fix" style:repeat-content="false" fo:border-left="0.06pt solid #000000" fo:border-right="none" fo:border-top="none"/>
      <style:paragraph-properties fo:text-align="center" fo:margin-left="0cm"/>
      <style:text-properties fo:color="#ffffff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0c0c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vertical-align="middl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number-columns-repeated="4" table:default-cell-style-name="ce4"/>
        <table:table-column table:style-name="co2" table:default-cell-style-name="ce4"/>
        <table:table-column table:style-name="co3" table:default-cell-style-name="ce11"/>
        <table:table-column table:style-name="co2" table:number-columns-repeated="1017" table:default-cell-style-name="ce11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9" office:value-type="string">
            <text:p>no</text:p>
          </table:table-cell>
          <table:table-cell office:value-type="string">
            <text:p>A : lfh-&gt;compression_method</text:p>
          </table:table-cell>
          <table:table-cell table:number-columns-repeated="1017"/>
        </table:table-row>
        <table:table-row table:style-name="ro2">
          <table:table-cell table:number-columns-repeated="2" table:style-name="ce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yes</text:p>
          </table:table-cell>
          <table:table-cell office:value-type="string">
            <text:p><text:span text:style-name="T1">B</text:span> :<text:span text:style-name="T1"> local_lfh</text:span>-&gt;compression_method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9" office:value-type="string">
            <text:p>no</text:p>
          </table:table-cell>
          <table:table-cell office:value-type="string">
            <text:p>C : lfh-&gt;good_length</text:p>
          </table:table-cell>
          <table:table-cell table:number-columns-repeated="1017"/>
        </table:table-row>
        <table:table-row table:style-name="ro2">
          <table:table-cell table:number-columns-repeated="2" table:style-name="ce1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9" office:value-type="string">
            <text:p>no</text:p>
          </table:table-cell>
          <table:table-cell office:value-type="string">
            <text:p><text:span text:style-name="T1">D</text:span> : <text:span text:style-name="T1">local_lfh</text:span>-&gt;good_length</text:p>
          </table:table-cell>
          <table:table-cell table:number-columns-repeated="101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yes</text:p>
          </table:table-cell>
          <table:table-cell table:style-name="Default" office:value-type="string">
            <text:p>E : Change to apply</text:p>
          </table:table-cell>
          <table:table-cell table:number-columns-repeated="101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10" office:value-type="string">
            <text:p>yes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yes</text:p>
          </table:table-cell>
          <table:table-cell table:style-name="Default" office:value-type="string">
            <text:p>Nota : 0 = no change or worst than its concurrent</text:p>
          </table:table-cell>
          <table:table-cell table:number-columns-repeated="101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yes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no</text:p>
          </table:table-cell>
          <table:table-cell table:number-columns-repeated="101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yes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9" office:value-type="string">
            <text:p>no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Feuille1.A1:Feuille1.F1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ger-222 </meta:initial-creator>
    <meta:creation-date>2012-06-27T23:38:05</meta:creation-date>
    <dc:date>2012-06-28T00:26:59</dc:date>
    <dc:creator>Tiger-222 </dc:creator>
    <meta:editing-duration>PT40M12S</meta:editing-duration>
    <meta:editing-cycles>13</meta:editing-cycles>
    <meta:generator>LibreOffice/3.5$Linux_X86_64 LibreOffice_project/350m1$Build-2</meta:generator>
    <meta:document-statistic meta:table-count="1" meta:cell-count="86" meta:object-count="0"/>
  </office:meta>
</office:document-meta>
</file>